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4fa33" officeooo:paragraph-rsid="0024fa33"/>
    </style:style>
    <style:style style:name="P8" style:family="paragraph" style:parent-style-name="Frame_20_contents">
      <style:text-properties fo:color="#c9211e" loext:opacity="100%" fo:font-weight="bold" style:font-weight-asian="bold" style:font-weight-complex="bold"/>
    </style:style>
    <style:style style:name="P9" style:family="paragraph" style:parent-style-name="Heading_20_2">
      <style:paragraph-properties fo:break-before="page"/>
      <style:text-properties officeooo:rsid="0024fa33" officeooo:paragraph-rsid="0024fa33"/>
    </style:style>
    <style:style style:name="P10" style:family="paragraph" style:parent-style-name="Heading_20_3">
      <style:text-properties officeooo:rsid="0028298d" officeooo:paragraph-rsid="0028298d"/>
    </style:style>
    <style:style style:name="P11" style:family="paragraph" style:parent-style-name="Heading_20_3">
      <style:text-properties officeooo:rsid="0024fa33" officeooo:paragraph-rsid="0024fa33"/>
    </style:style>
    <style:style style:name="P12" style:family="paragraph" style:parent-style-name="Text_20_body">
      <style:text-properties officeooo:paragraph-rsid="0024fa33"/>
    </style:style>
    <style:style style:name="T1" style:family="text">
      <style:text-properties officeooo:rsid="00036993"/>
    </style:style>
    <style:style style:name="T2" style:family="text">
      <style:text-properties fo:font-weight="bold" officeooo:rsid="0024fa33" style:font-weight-asian="bold" style:font-weight-complex="bold"/>
    </style:style>
    <style:style style:name="T3" style:family="text">
      <style:text-properties officeooo:rsid="0024fa33"/>
    </style:style>
    <style:style style:name="T4" style:family="text">
      <style:text-properties officeooo:rsid="00274cd2"/>
    </style:style>
    <style:style style:name="T5" style:family="text">
      <style:text-properties officeooo:rsid="002909a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span text:style-name="T5">Purge</text:span></text:h>
      <text:p text:style-name="P7"><text:span text:style-name="T5">Purge</text:span> CI job operates by <text:span text:style-name="T5">purging everything done in the repository and reset it back to its initial state. It does not remove external tools setup by ENV CI job.</text:span></text:p>
      <text:p text:style-name="P8">WARNING</text:p>
      <text:p text:style-name="P8">This is a nuclear button. Once executed, there is <text:span text:style-name="T5">NO TURNING BACK</text:span> but to run everything from scratch.</text:p>
      <text:p text:style-name="P8">Please make <text:span text:style-name="T5">ABSOLUTELY</text:span> <text:span text:style-name="T5">SURE with</text:span> your intention before executing this CI Job.</text:p>
      <text:p text:style-name="P7"/>
      <text:h text:style-name="P10" text:outline-level="3">Operating Mechanism</text:h>
      <text:p text:style-name="Text_20_body">This CI Job executes in series. Parallel executions is <text:span text:style-name="T4">unavailable.</text:span></text:p>
      <text:p text:style-name="Text_20_body"/>
      <text:h text:style-name="P11" text:outline-level="3">No Customization</text:h>
      <text:p text:style-name="P12"><text:span text:style-name="T3">Due to simplicity sake, </text:span><text:span text:style-name="T2">this job does not offer any <text:s/>CI customization</text:span><text:span text:style-name="T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1H35M27S</meta:editing-duration>
    <meta:editing-cycles>28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7T09:42:21.972831856</dc:date>
    <dc:creator>Kean Ho Chew</dc:creator>
    <meta:document-statistic meta:table-count="0" meta:image-count="0" meta:object-count="0" meta:page-count="1" meta:paragraph-count="14" meta:word-count="118" meta:character-count="709" meta:non-whitespace-character-count="607"/>
    <meta:template xlink:type="simple" xlink:actuate="onRequest" xlink:title="Official Book" xlink:href="../../templates/Book.ott" meta:date="2023-11-17T20:33:17.245827505"/>
  </office:meta>
</office:document-meta>
</file>